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6">
        <draw:frame draw:style-name="gr1" draw:layer="layout" svg:width="28cm" svg:height="21cm" svg:x="-0.06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2-10-15T03:09:04</meta:creation-date>
    <meta:editing-duration>PT01H01M43S</meta:editing-duration>
    <meta:editing-cycles>12</meta:editing-cycles>
    <dc:date>2014-09-10T00:16:38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4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32pt" fo:font-weight="bold" style:font-size-asian="8pt" style:font-size-complex="8pt"/>
    </style:style>
    <style:style style:name="ch4" style:family="chart">
      <style:chart-properties chart:stacked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30pt" fo:font-weight="bold" style:font-size-asian="8pt" style:font-size-complex="8pt"/>
    </style:style>
    <style:style style:name="ch6" style:family="chart" style:data-style-name="N0">
      <style:chart-properties chart:display-label="true" chart:logarithmic="false" chart:interval-major="0.1" chart:reverse-direction="false" text:line-break="false" chart:link-data-style-to-source="false" chart:axis-position="1"/>
      <style:graphic-properties svg:stroke-color="#b3b3b3"/>
      <style:text-properties fo:font-size="32pt" fo:font-weight="bold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color="#ffffff" fo:font-size="22pt" fo:font-weight="bold" style:font-size-asian="6pt" style:font-size-complex="6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22pt" fo:font-weight="bold" style:font-size-asian="6pt" style:font-size-complex="6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2.384cm" svg:y="0cm" chart:style-name="ch2">
          <text:p>TRACK: 1 to 16 Procs Runtimes On a 
(Better-Bandwidth) PowerPC P5+. </text:p>
        </chart:title>
        <chart:legend chart:legend-position="end" svg:x="19.805cm" svg:y="3.806cm" chart:style-name="ch3"/>
        <chart:plot-area chart:style-name="ch4" chart:data-source-has-labels="both" svg:x="0.267cm" svg:y="3.344cm" svg:width="27.34cm" svg:height="17.398cm">
          <chart:axis chart:dimension="x" chart:name="primary-x" chart:style-name="ch5"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</text:p>
              </table:table-cell>
              <table:table-cell office:value-type="string">
                <text:p>2 Procs</text:p>
              </table:table-cell>
              <table:table-cell office:value-type="string">
                <text:p>4 Procs</text:p>
              </table:table-cell>
              <table:table-cell office:value-type="string">
                <text:p>8 Procs</text:p>
              </table:table-cell>
              <table:table-cell office:value-type="string">
                <text:p>16 Procs</text:p>
              </table:table-cell>
            </table:table-row>
          </table:table-header-rows>
          <table:table-rows>
            <table:table-row>
              <table:table-cell office:value-type="string">
                <text:p>CIV Slice Overhead</text:p>
              </table:table-cell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  <table:table-cell office:value-type="float" office:value="0.26">
                <text:p>0.26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Parallel Executor Loop</text:p>
              </table:table-cell>
              <table:table-cell office:value-type="float" office:value="0.95">
                <text:p>0.95</text:p>
              </table:table-cell>
              <table:table-cell office:value-type="float" office:value="0.49">
                <text:p>0.49</text:p>
              </table:table-cell>
              <table:table-cell office:value-type="float" office:value="0.26">
                <text:p>0.26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